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herif" svg:font-family="'Liberation Sherif'"/>
    <style:font-face style:name="Mangal1" svg:font-family="Mangal"/>
    <style:font-face style:name="Monospaced" svg:font-family="Monospaced"/>
    <style:font-face style:name="Arial" svg:font-family="Arial" style:font-family-generic="roman"/>
    <style:font-face style:name="Arial Unicode MS" svg:font-family="'Arial Unicode MS'"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22722" officeooo:paragraph-rsid="00122722"/>
    </style:style>
    <style:style style:name="P2" style:family="paragraph" style:parent-style-name="Standard">
      <style:paragraph-properties fo:text-align="start" style:justify-single-word="false"/>
      <style:text-properties officeooo:rsid="00122722" officeooo:paragraph-rsid="00122722"/>
    </style:style>
    <style:style style:name="P3" style:family="paragraph" style:parent-style-name="Standard">
      <style:paragraph-properties fo:text-align="start" style:justify-single-word="false"/>
      <style:text-properties style:font-name="Liberation Serif" fo:font-size="12pt" style:font-size-asian="12pt" style:font-size-complex="12pt"/>
    </style:style>
    <style:style style:name="P4" style:family="paragraph" style:parent-style-name="Standard">
      <style:paragraph-properties fo:text-align="center" style:justify-single-word="false"/>
      <style:text-properties fo:color="#ff3333" fo:font-size="16pt" fo:font-weight="bold" officeooo:rsid="00122722" officeooo:paragraph-rsid="00122722" style:font-size-asian="16pt" style:font-weight-asian="bold" style:font-size-complex="16pt" style:font-weight-complex="bold"/>
    </style:style>
    <style:style style:name="P5" style:family="paragraph" style:parent-style-name="Preformatted_20_Text">
      <style:text-properties fo:font-variant="normal" fo:text-transform="none"/>
    </style:style>
    <style:style style:name="P6" style:family="paragraph" style:parent-style-name="Preformatted_20_Text">
      <style:paragraph-properties fo:text-align="start" style:justify-single-word="false"/>
      <style:text-properties fo:font-variant="normal" fo:text-transform="none" style:font-name="Monospaced" fo:font-style="normal" officeooo:rsid="00122722" officeooo:paragraph-rsid="00122722"/>
    </style:style>
    <style:style style:name="P7" style:family="paragraph" style:parent-style-name="Preformatted_20_Text">
      <style:paragraph-properties fo:margin-top="0cm" fo:margin-bottom="0.499cm" style:contextual-spacing="false"/>
      <style:text-properties fo:font-variant="normal" fo:text-transform="none" fo:color="#b01813" style:font-name="Monospaced" fo:font-style="normal"/>
    </style:style>
    <style:style style:name="P8" style:family="paragraph" style:parent-style-name="Preformatted_20_Text">
      <style:paragraph-properties fo:margin-top="0cm" fo:margin-bottom="0.499cm" style:contextual-spacing="false"/>
      <style:text-properties fo:font-variant="normal" fo:text-transform="none" fo:color="#000000" style:font-name="Liberation Serif" fo:font-size="12pt" fo:font-style="normal" officeooo:rsid="00122722" officeooo:paragraph-rsid="00122722" style:font-size-asian="12pt" style:font-size-complex="12pt"/>
    </style:style>
    <style:style style:name="T1" style:family="text">
      <style:text-properties fo:color="#b01813"/>
    </style:style>
    <style:style style:name="T2" style:family="text">
      <style:text-properties fo:color="#4a55db"/>
    </style:style>
    <style:style style:name="T3" style:family="text">
      <style:text-properties fo:color="#4a55db" style:font-name="Monospaced" fo:font-style="normal"/>
    </style:style>
    <style:style style:name="T4" style:family="text">
      <style:text-properties fo:color="#834310" fo:font-weight="bold"/>
    </style:style>
    <style:style style:name="T5" style:family="text">
      <style:text-properties fo:color="#834310" style:font-name="Monospaced" fo:font-style="normal" fo:font-weight="bold"/>
    </style:style>
    <style:style style:name="T6" style:family="text">
      <style:text-properties fo:color="#5c5c5c"/>
    </style:style>
    <style:style style:name="T7" style:family="text">
      <style:text-properties fo:color="#5c5c5c" style:font-name="Monospaced" fo:font-style="normal"/>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fo:color="#000000" style:font-name="Monospaced" fo:font-style="normal"/>
    </style:style>
    <style:style style:name="T11" style:family="text">
      <style:text-properties fo:color="#000000" style:font-name="Arial" fo:font-size="12pt" style:font-size-asian="12pt"/>
    </style:style>
    <style:style style:name="T12" style:family="text">
      <style:text-properties fo:color="#000000" style:font-name="Arial" fo:font-size="11pt" style:font-size-asian="11pt"/>
    </style:style>
    <style:style style:name="T13" style:family="text">
      <style:text-properties fo:color="#000000" style:font-name="Arial Unicode MS" fo:font-size="11pt" style:font-size-asian="11pt"/>
    </style:style>
    <style:style style:name="T14" style:family="text">
      <style:text-properties fo:color="#000000" fo:font-size="12pt" style:font-size-asian="12pt"/>
    </style:style>
    <style:style style:name="T15" style:family="text">
      <style:text-properties fo:color="#000000" fo:font-size="11pt" style:font-size-asian="11pt"/>
    </style:style>
    <style:style style:name="T16" style:family="text">
      <style:text-properties style:font-name="Monospaced" fo:font-style="normal"/>
    </style:style>
    <style:style style:name="T17" style:family="text">
      <style:text-properties fo:color="#32b9b9" style:font-name="Monospaced" fo:font-style="normal"/>
    </style:style>
    <style:style style:name="T18" style:family="text">
      <style:text-properties fo:color="#bc8f8f" style:font-name="Monospaced" fo:font-style="normal"/>
    </style:style>
    <style:style style:name="T19" style:family="text">
      <style:text-properties fo:color="#64ae64" style:font-name="Monospaced" fo:font-style="italic"/>
    </style:style>
    <style:style style:name="T20" style:family="text">
      <style:text-properties fo:color="#a020f0" style:font-name="Monospaced" fo:font-style="normal"/>
    </style:style>
    <style:style style:name="T21" style:family="text">
      <style:text-properties fo:color="#ffaa00" style:font-name="Monospaced"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pport Individuel</text:p>
      <text:p text:style-name="P1"/>
      <text:p text:style-name="P2"><text:tab/>J'ai réaliser la partie qui centre et réduit le tableau (calcul des caractère centrés et calcul des caractère centré réduit).</text:p>
      <text:p text:style-name="P2"/>
      <text:p text:style-name="P6"><text:span text:style-name="T1">function</text:span> <text:span text:style-name="T2">[</text:span><text:span text:style-name="T4">tabCaraCentreRed</text:span><text:span text:style-name="T2">]</text:span><text:span text:style-name="T6">=</text:span><text:span text:style-name="T9">calculCarCentreRed</text:span><text:span text:style-name="T2">(</text:span><text:span text:style-name="T4">A</text:span><text:span text:style-name="T2">)</text:span></text:p>
      <text:p text:style-name="P5"><text:s text:c="4"/><text:span text:style-name="T10">tabCara</text:span><text:span text:style-name="T7">=</text:span><text:span text:style-name="T5">A</text:span><text:span text:style-name="T10">;</text:span></text:p>
      <text:p text:style-name="P5"><text:s text:c="4"/><text:span text:style-name="T10">tabIndi</text:span><text:span text:style-name="T7">=</text:span><text:span text:style-name="T5">A</text:span><text:span text:style-name="T7">'</text:span><text:span text:style-name="T10">;</text:span></text:p>
      <text:p text:style-name="P5"><text:s text:c="4"/><text:span text:style-name="T10">n</text:span><text:span text:style-name="T16"> </text:span><text:span text:style-name="T7">=</text:span><text:span text:style-name="T16"> </text:span><text:span text:style-name="T17">size</text:span><text:span text:style-name="T3">(</text:span><text:span text:style-name="T5">A</text:span><text:span text:style-name="T10">,</text:span><text:span text:style-name="T18">"r"</text:span><text:span text:style-name="T3">)</text:span><text:span text:style-name="T10">;</text:span></text:p>
      <text:p text:style-name="P5"><text:s text:c="4"/><text:span text:style-name="T10">p</text:span><text:span text:style-name="T16"> </text:span><text:span text:style-name="T7">=</text:span><text:span text:style-name="T16"> </text:span><text:span text:style-name="T17">size</text:span><text:span text:style-name="T3">(</text:span><text:span text:style-name="T5">A</text:span><text:span text:style-name="T10">,</text:span><text:span text:style-name="T18">"c"</text:span><text:span text:style-name="T3">)</text:span><text:span text:style-name="T10">;</text:span></text:p>
      <text:p text:style-name="P5"><text:s text:c="4"/><text:span text:style-name="T10">x</text:span><text:span text:style-name="T7">=</text:span><text:span text:style-name="T18">0</text:span></text:p>
      <text:p text:style-name="P5"><text:s text:c="4"/><text:span text:style-name="T19">//tableau caractère centré réduit </text:span></text:p>
      <text:p text:style-name="P5"><text:s text:c="4"/><text:span text:style-name="T10">tabCaraCentre</text:span><text:span text:style-name="T7">=</text:span><text:span text:style-name="T17">zeros</text:span><text:span text:style-name="T3">(</text:span><text:span text:style-name="T10">n,p</text:span><text:span text:style-name="T3">)</text:span></text:p>
      <text:p text:style-name="P5"><text:s text:c="4"/><text:span text:style-name="T20">for</text:span><text:span text:style-name="T16"> </text:span><text:span text:style-name="T10">j</text:span><text:span text:style-name="T7">=</text:span><text:span text:style-name="T18">1</text:span><text:span text:style-name="T21">:</text:span><text:span text:style-name="T10">p</text:span></text:p>
      <text:p text:style-name="P5"><text:s text:c="8"/><text:span text:style-name="T20">for</text:span><text:span text:style-name="T16"> </text:span><text:span text:style-name="T10">i</text:span><text:span text:style-name="T7">=</text:span><text:span text:style-name="T18">1</text:span><text:span text:style-name="T21">:</text:span><text:span text:style-name="T10">n</text:span></text:p>
      <text:p text:style-name="P5"><text:s text:c="12"/><text:span text:style-name="T10">x</text:span><text:span text:style-name="T16"> </text:span><text:span text:style-name="T7">=</text:span><text:span text:style-name="T16"> </text:span><text:span text:style-name="T10">tabCara</text:span><text:span text:style-name="T3">(</text:span><text:span text:style-name="T10">i,j</text:span><text:span text:style-name="T3">)</text:span><text:span text:style-name="T16"> </text:span><text:span text:style-name="T7">+</text:span><text:span text:style-name="T16"> </text:span><text:span text:style-name="T10">x</text:span></text:p>
      <text:p text:style-name="P5"><text:s text:c="8"/><text:span text:style-name="T20">end</text:span></text:p>
      <text:p text:style-name="P5"><text:s text:c="8"/><text:span text:style-name="T10">x</text:span><text:span text:style-name="T16"> </text:span><text:span text:style-name="T7">=</text:span><text:span text:style-name="T16"> </text:span><text:span text:style-name="T10">x</text:span><text:span text:style-name="T7">/</text:span><text:span text:style-name="T10">n</text:span></text:p>
      <text:p text:style-name="P5"><text:s text:c="8"/><text:span text:style-name="T20">for</text:span><text:span text:style-name="T16"> </text:span><text:span text:style-name="T10">i</text:span><text:span text:style-name="T7">=</text:span><text:span text:style-name="T18">1</text:span><text:span text:style-name="T21">:</text:span><text:span text:style-name="T10">n</text:span></text:p>
      <text:p text:style-name="P5"><text:s text:c="12"/><text:span text:style-name="T10">tabCaraCentre</text:span><text:span text:style-name="T3">(</text:span><text:span text:style-name="T10">i,j</text:span><text:span text:style-name="T3">)</text:span><text:span text:style-name="T7">=</text:span><text:span text:style-name="T10">tabCara</text:span><text:span text:style-name="T3">(</text:span><text:span text:style-name="T10">i,j</text:span><text:span text:style-name="T3">)</text:span><text:span text:style-name="T7">-</text:span><text:span text:style-name="T10">x</text:span></text:p>
      <text:p text:style-name="P5"><text:s text:c="8"/><text:span text:style-name="T20">end</text:span><text:span text:style-name="T16"> <text:s/></text:span></text:p>
      <text:p text:style-name="P5"><text:s text:c="8"/><text:span text:style-name="T10">x</text:span><text:span text:style-name="T7">=</text:span><text:span text:style-name="T18">0</text:span></text:p>
      <text:p text:style-name="P5"><text:s text:c="4"/><text:span text:style-name="T20">end</text:span></text:p>
      <text:p text:style-name="P5"><text:s text:c="4"/><text:span text:style-name="T19">//tableau variance caractère centré</text:span></text:p>
      <text:p text:style-name="P5"><text:s text:c="4"/><text:span text:style-name="T10">tabVarCarCentre</text:span><text:span text:style-name="T7">=</text:span><text:span text:style-name="T17">zeros</text:span><text:span text:style-name="T3">(</text:span><text:span text:style-name="T10">p</text:span><text:span text:style-name="T3">)</text:span></text:p>
      <text:p text:style-name="P5"><text:s text:c="4"/><text:span text:style-name="T10">a</text:span><text:span text:style-name="T16"> </text:span><text:span text:style-name="T7">=</text:span><text:span text:style-name="T16"> </text:span><text:span text:style-name="T17">zeros</text:span><text:span text:style-name="T3">(</text:span><text:span text:style-name="T10">n</text:span><text:span text:style-name="T3">)</text:span></text:p>
      <text:p text:style-name="P5"><text:s text:c="4"/><text:span text:style-name="T10">b</text:span><text:span text:style-name="T16"> </text:span><text:span text:style-name="T7">=</text:span><text:span text:style-name="T16"> </text:span><text:span text:style-name="T18">0</text:span></text:p>
      <text:p text:style-name="P5"><text:s text:c="4"/><text:span text:style-name="T20">for</text:span><text:span text:style-name="T16"> </text:span><text:span text:style-name="T10">j</text:span><text:span text:style-name="T7">=</text:span><text:span text:style-name="T18">1</text:span><text:span text:style-name="T21">:</text:span><text:span text:style-name="T10">p</text:span></text:p>
      <text:p text:style-name="P5"><text:s text:c="8"/><text:span text:style-name="T10">a</text:span><text:span text:style-name="T16"> </text:span><text:span text:style-name="T7">=</text:span><text:span text:style-name="T16"> </text:span><text:span text:style-name="T10">tabCaraCentre</text:span><text:span text:style-name="T3">(</text:span><text:span text:style-name="T21">:</text:span><text:span text:style-name="T10">,j</text:span><text:span text:style-name="T3">)</text:span></text:p>
      <text:p text:style-name="P5"><text:s text:c="8"/><text:span text:style-name="T20">for</text:span><text:span text:style-name="T16"> </text:span><text:span text:style-name="T10">i</text:span><text:span text:style-name="T7">=</text:span><text:span text:style-name="T18">1</text:span><text:span text:style-name="T21">:</text:span><text:span text:style-name="T10">n</text:span></text:p>
      <text:p text:style-name="P5"><text:s text:c="12"/><text:span text:style-name="T10">b</text:span><text:span text:style-name="T16"> </text:span><text:span text:style-name="T7">=</text:span><text:span text:style-name="T16"> </text:span><text:span text:style-name="T10">a</text:span><text:span text:style-name="T3">(</text:span><text:span text:style-name="T10">i</text:span><text:span text:style-name="T3">)</text:span><text:span text:style-name="T7">^</text:span><text:span text:style-name="T18">2</text:span><text:span text:style-name="T16"> </text:span><text:span text:style-name="T7">+</text:span><text:span text:style-name="T16"> </text:span><text:span text:style-name="T10">b</text:span></text:p>
      <text:p text:style-name="P5"><text:s text:c="8"/><text:span text:style-name="T20">end</text:span></text:p>
      <text:p text:style-name="P5"><text:s text:c="8"/><text:span text:style-name="T10">b</text:span><text:span text:style-name="T16"> </text:span><text:span text:style-name="T7">=</text:span><text:span text:style-name="T16"> </text:span><text:span text:style-name="T10">b</text:span><text:span text:style-name="T7">/</text:span><text:span text:style-name="T10">n</text:span></text:p>
      <text:p text:style-name="P5"><text:s text:c="8"/><text:span text:style-name="T10">b</text:span><text:span text:style-name="T16"> </text:span><text:span text:style-name="T7">=</text:span><text:span text:style-name="T16"> </text:span><text:span text:style-name="T17">sqrt</text:span><text:span text:style-name="T3">(</text:span><text:span text:style-name="T10">b</text:span><text:span text:style-name="T3">)</text:span></text:p>
      <text:p text:style-name="P5"><text:s text:c="8"/><text:span text:style-name="T10">tabVarCaraCentre</text:span><text:span text:style-name="T3">(</text:span><text:span text:style-name="T10">j</text:span><text:span text:style-name="T3">)</text:span><text:span text:style-name="T16"> </text:span><text:span text:style-name="T7">=</text:span><text:span text:style-name="T16"> </text:span><text:span text:style-name="T10">b</text:span></text:p>
      <text:p text:style-name="P5"><text:s text:c="8"/><text:span text:style-name="T10">b</text:span><text:span text:style-name="T16"> </text:span><text:span text:style-name="T7">=</text:span><text:span text:style-name="T16"> </text:span><text:span text:style-name="T18">0</text:span></text:p>
      <text:p text:style-name="P5"><text:s text:c="4"/><text:span text:style-name="T20">end</text:span></text:p>
      <text:p text:style-name="P5"><text:s text:c="4"/><text:span text:style-name="T19">//tableau caractère centré Réduit</text:span></text:p>
      <text:p text:style-name="P5"><text:s text:c="4"/><text:span text:style-name="T5">tabCaraCentreRed</text:span><text:span text:style-name="T7">=</text:span><text:span text:style-name="T17">zeros</text:span><text:span text:style-name="T3">(</text:span><text:span text:style-name="T10">n,p</text:span><text:span text:style-name="T3">)</text:span></text:p>
      <text:p text:style-name="P5"><text:s text:c="4"/><text:span text:style-name="T20">for</text:span><text:span text:style-name="T16"> </text:span><text:span text:style-name="T10">j</text:span><text:span text:style-name="T7">=</text:span><text:span text:style-name="T18">1</text:span><text:span text:style-name="T21">:</text:span><text:span text:style-name="T10">p</text:span></text:p>
      <text:p text:style-name="P5"><text:s text:c="8"/><text:span text:style-name="T10">a</text:span><text:span text:style-name="T16"> </text:span><text:span text:style-name="T7">=</text:span><text:span text:style-name="T16"> </text:span><text:span text:style-name="T10">tabCaraCentre</text:span><text:span text:style-name="T3">(</text:span><text:span text:style-name="T21">:</text:span><text:span text:style-name="T10">,j</text:span><text:span text:style-name="T3">)</text:span><text:span text:style-name="T10">;</text:span></text:p>
      <text:p text:style-name="P5"><text:s text:c="8"/><text:span text:style-name="T10">x</text:span><text:span text:style-name="T16"> </text:span><text:span text:style-name="T7">=</text:span><text:span text:style-name="T16"> </text:span><text:span text:style-name="T10">a</text:span><text:span text:style-name="T16"> </text:span><text:span text:style-name="T7">/</text:span><text:span text:style-name="T16"> </text:span><text:span text:style-name="T10">tabVarCaraCentre</text:span><text:span text:style-name="T3">(</text:span><text:span text:style-name="T10">j</text:span><text:span text:style-name="T3">)</text:span><text:span text:style-name="T10">;</text:span></text:p>
      <text:p text:style-name="P5"><text:s text:c="8"/><text:span text:style-name="T19">//x = x * tabVarCaraCentre(j)</text:span></text:p>
      <text:p text:style-name="P5"><text:s text:c="8"/><text:span text:style-name="T20">for</text:span><text:span text:style-name="T16"> </text:span><text:span text:style-name="T10">i</text:span><text:span text:style-name="T7">=</text:span><text:span text:style-name="T18">1</text:span><text:span text:style-name="T21">:</text:span><text:span text:style-name="T10">n</text:span></text:p>
      <text:p text:style-name="P5"><text:s text:c="12"/><text:span text:style-name="T5">tabCaraCentreRed</text:span><text:span text:style-name="T3">(</text:span><text:span text:style-name="T10">i,j</text:span><text:span text:style-name="T3">)</text:span><text:span text:style-name="T16"> </text:span><text:span text:style-name="T7">=</text:span><text:span text:style-name="T16"> </text:span><text:span text:style-name="T10">x</text:span><text:span text:style-name="T3">(</text:span><text:span text:style-name="T10">i</text:span><text:span text:style-name="T3">)</text:span></text:p>
      <text:p text:style-name="P5"><text:s text:c="8"/><text:span text:style-name="T20">end</text:span></text:p>
      <text:p text:style-name="P5"><text:s text:c="4"/><text:span text:style-name="T20">end</text:span></text:p>
      <text:p text:style-name="P7">endfunction</text:p>
      <text:p text:style-name="P7"/>
      <text:p text:style-name="P8"><text:tab/>Ici, on prend la matrice qui vient d'être importer puis on calcul ses caractère centré pour obtenir la variance des caractère centré et enfin nous calculons le tableau de caractères centré réduit.</text:p>
      <text:p text:style-name="P2"/>
      <text:p text:style-name="P2">J'ai également réaliser la qualité de représentation des individus</text:p>
      <text:p text:style-name="P2"/>
      <text:p text:style-name="P6"><text:span text:style-name="T1">function</text:span> <text:span text:style-name="T4">Q2</text:span><text:span text:style-name="T6">=</text:span><text:span text:style-name="T9">QualiteRepresentationIndividu</text:span><text:span text:style-name="T2">(</text:span><text:span text:style-name="T4">BON</text:span><text:span text:style-name="T8">, </text:span><text:span text:style-name="T4">Z</text:span><text:span text:style-name="T8">, </text:span><text:span text:style-name="T4">composanteI</text:span><text:span text:style-name="T8">, </text:span><text:span text:style-name="T4">composanteJ</text:span><text:span text:style-name="T2">)</text:span> <text:s text:c="4"/></text:p>
      <text:p text:style-name="P5"><text:s text:c="4"/><text:span text:style-name="T19">// fonction permettant de trouver les points pour faire la projection des individus</text:span></text:p>
      <text:p text:style-name="P5"><text:soft-page-break/><text:s text:c="4"/><text:span text:style-name="T10">nbIndividu</text:span><text:span text:style-name="T16"> </text:span><text:span text:style-name="T7">=</text:span><text:span text:style-name="T16"> </text:span><text:span text:style-name="T17">size</text:span><text:span text:style-name="T3">(</text:span><text:span text:style-name="T5">Z</text:span><text:span text:style-name="T10">,</text:span><text:span text:style-name="T18">"r"</text:span><text:span text:style-name="T3">)</text:span><text:span text:style-name="T10">;</text:span></text:p>
      <text:p text:style-name="P5"><text:s text:c="4"/><text:span text:style-name="T10">nbAxe</text:span><text:span text:style-name="T16"> </text:span><text:span text:style-name="T7">=</text:span><text:span text:style-name="T16"> </text:span><text:span text:style-name="T17">size</text:span><text:span text:style-name="T3">(</text:span><text:span text:style-name="T5">BON</text:span><text:span text:style-name="T10">,</text:span><text:span text:style-name="T18">"c"</text:span><text:span text:style-name="T3">)</text:span><text:span text:style-name="T10">;</text:span></text:p>
      <text:p text:style-name="P5"><text:s text:c="4"/><text:span text:style-name="T5">Q2</text:span><text:span text:style-name="T16"> </text:span><text:span text:style-name="T7">=</text:span><text:span text:style-name="T16"> </text:span><text:span text:style-name="T17">zeros</text:span><text:span text:style-name="T3">(</text:span><text:span text:style-name="T10">nbIndividu,</text:span><text:span text:style-name="T18">2</text:span><text:span text:style-name="T3">)</text:span><text:span text:style-name="T10">;</text:span></text:p>
      <text:p text:style-name="P5"><text:s text:c="4"/><text:span text:style-name="T20">for</text:span><text:span text:style-name="T16"> </text:span><text:span text:style-name="T10">i</text:span><text:span text:style-name="T16"> </text:span><text:span text:style-name="T7">=</text:span><text:span text:style-name="T16"> </text:span><text:span text:style-name="T18">1</text:span><text:span text:style-name="T16"> </text:span><text:span text:style-name="T21">:</text:span><text:span text:style-name="T16"> </text:span><text:span text:style-name="T10">nbIndividu</text:span></text:p>
      <text:p text:style-name="P5"><text:s text:c="10"/><text:span text:style-name="T10">scal</text:span><text:span text:style-name="T16"> </text:span><text:span text:style-name="T7">=</text:span><text:span text:style-name="T16"> </text:span><text:span text:style-name="T3">((</text:span><text:span text:style-name="T5">Z</text:span><text:span text:style-name="T3">(</text:span><text:span text:style-name="T10">i,</text:span><text:span text:style-name="T21">:</text:span><text:span text:style-name="T3">)</text:span><text:span text:style-name="T7">'</text:span><text:span text:style-name="T3">)</text:span><text:span text:style-name="T7">'*</text:span><text:span text:style-name="T3">(</text:span><text:span text:style-name="T5">BON</text:span><text:span text:style-name="T3">(</text:span><text:span text:style-name="T21">:</text:span><text:span text:style-name="T10">,</text:span><text:span text:style-name="T5">composanteI</text:span><text:span text:style-name="T3">)))</text:span><text:span text:style-name="T10">;</text:span></text:p>
      <text:p text:style-name="P5"><text:s text:c="10"/><text:span text:style-name="T10">norme</text:span><text:span text:style-name="T16"> </text:span><text:span text:style-name="T7">=</text:span><text:span text:style-name="T16"> </text:span><text:span text:style-name="T17">norm</text:span><text:span text:style-name="T3">(</text:span><text:span text:style-name="T5">Z</text:span><text:span text:style-name="T3">(</text:span><text:span text:style-name="T10">i,</text:span><text:span text:style-name="T21">:</text:span><text:span text:style-name="T3">))</text:span><text:span text:style-name="T10">;</text:span></text:p>
      <text:p text:style-name="P5"><text:s text:c="10"/><text:span text:style-name="T5">Q2</text:span><text:span text:style-name="T3">(</text:span><text:span text:style-name="T10">i,</text:span><text:span text:style-name="T18">1</text:span><text:span text:style-name="T3">)</text:span><text:span text:style-name="T16"> </text:span><text:span text:style-name="T7">=</text:span><text:span text:style-name="T16"> </text:span><text:span text:style-name="T3">(</text:span><text:span text:style-name="T10">scal</text:span><text:span text:style-name="T7">*</text:span><text:span text:style-name="T10">scal</text:span><text:span text:style-name="T7">/</text:span><text:span text:style-name="T3">(</text:span><text:span text:style-name="T10">norme</text:span><text:span text:style-name="T7">*</text:span><text:span text:style-name="T10">norme</text:span><text:span text:style-name="T3">))</text:span><text:span text:style-name="T10">;</text:span></text:p>
      <text:p text:style-name="P5"><text:s text:c="10"/><text:span text:style-name="T10">scal</text:span><text:span text:style-name="T16"> </text:span><text:span text:style-name="T7">=</text:span><text:span text:style-name="T16"> </text:span><text:span text:style-name="T3">((</text:span><text:span text:style-name="T5">Z</text:span><text:span text:style-name="T3">(</text:span><text:span text:style-name="T10">i,</text:span><text:span text:style-name="T21">:</text:span><text:span text:style-name="T3">)</text:span><text:span text:style-name="T7">'</text:span><text:span text:style-name="T3">)</text:span><text:span text:style-name="T7">'*</text:span><text:span text:style-name="T3">(</text:span><text:span text:style-name="T5">BON</text:span><text:span text:style-name="T3">(</text:span><text:span text:style-name="T21">:</text:span><text:span text:style-name="T10">,</text:span><text:span text:style-name="T5">composanteJ</text:span><text:span text:style-name="T3">)))</text:span><text:span text:style-name="T10">;</text:span></text:p>
      <text:p text:style-name="P5"><text:s text:c="10"/><text:span text:style-name="T10">norme</text:span><text:span text:style-name="T16"> </text:span><text:span text:style-name="T7">=</text:span><text:span text:style-name="T16"> </text:span><text:span text:style-name="T17">norm</text:span><text:span text:style-name="T3">(</text:span><text:span text:style-name="T5">Z</text:span><text:span text:style-name="T3">(</text:span><text:span text:style-name="T10">i,</text:span><text:span text:style-name="T21">:</text:span><text:span text:style-name="T3">))</text:span><text:span text:style-name="T10">;</text:span></text:p>
      <text:p text:style-name="P5"><text:s text:c="10"/><text:span text:style-name="T5">Q2</text:span><text:span text:style-name="T3">(</text:span><text:span text:style-name="T10">i,</text:span><text:span text:style-name="T18">2</text:span><text:span text:style-name="T3">)</text:span><text:span text:style-name="T16"> </text:span><text:span text:style-name="T7">=</text:span><text:span text:style-name="T16"> </text:span><text:span text:style-name="T3">(</text:span><text:span text:style-name="T10">scal</text:span><text:span text:style-name="T7">*</text:span><text:span text:style-name="T10">scal</text:span><text:span text:style-name="T7">/</text:span><text:span text:style-name="T3">(</text:span><text:span text:style-name="T10">norme</text:span><text:span text:style-name="T7">*</text:span><text:span text:style-name="T10">norme</text:span><text:span text:style-name="T3">))</text:span><text:span text:style-name="T10">;</text:span></text:p>
      <text:p text:style-name="P5"><text:s text:c="4"/><text:span text:style-name="T20">end</text:span></text:p>
      <text:p text:style-name="P7">endfunction</text:p>
      <text:p text:style-name="P3"><text:span text:style-name="T8"><text:tab/>Le calcul des qualités de projection des individus consiste à déterminer la qualité de représentation de chaque individu par rapport à deux axes (deux caractères). La fonction doit retourner un tableau avec deux colonnes et n lignes où n est le nombre d’individu. La première colonne donne la qualité de représentation de l’individu avec le premier axe et la deuxième colonne donne celle avec le deuxième axe. Ceci donne donc les coordonnées de chaque individu dans la matrice de corrélation </text:span></text:p>
      <text:p text:style-name="P7"/>
      <text:p text:style-name="P2">Enfin dans le j'ai travaillé sur la partie 3 du ra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herif" svg:font-family="'Liberation Sherif'"/>
    <style:font-face style:name="Mangal1" svg:font-family="Mangal"/>
    <style:font-face style:name="Monospaced" svg:font-family="Monospaced"/>
    <style:font-face style:name="Arial" svg:font-family="Arial" style:font-family-generic="roman"/>
    <style:font-face style:name="Arial Unicode MS" svg:font-family="'Arial Unicode MS'"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Arial" fo:font-family="Arial" style:font-family-generic="roman"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9T19:58:00</meta:creation-date>
    <dc:date>2015-02-24T19:04:25.816000000</dc:date>
    <meta:editing-duration>PT34S</meta:editing-duration>
    <meta:editing-cycles>1</meta:editing-cycles>
    <meta:document-statistic meta:table-count="0" meta:image-count="0" meta:object-count="0" meta:page-count="2" meta:paragraph-count="63" meta:word-count="307" meta:character-count="2424" meta:non-whitespace-character-count="1816"/>
    <meta:generator>LibreOffice/4.2.8.2$Windows_x86 LibreOffice_project/48d50dbfc06349262c9d50868e5c1f630a573ebd</meta:generator>
  </office:meta>
</office:document-meta>
</file>